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fo:font-size="9pt" style:font-size-asian="9pt" style:font-size-complex="9pt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dotted #95B3D7" fo:border-left="2pt solid #366092" fo:border-right="thin dotted #95B3D7" style:vertical-align="top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2pt solid #366092" fo:border-bottom="none" fo:border-left="2pt solid #366092" fo:border-right="none" style:vertical-align="top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366092" fo:border-bottom="none" fo:border-left="none" fo:border-right="none" style:vertical-align="top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dotted #95B3D7" fo:border-left="thin dotted #95B3D7" fo:border-right="thin dotted #95B3D7" style:vertical-align="top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dotted #95B3D7" style:vertical-align="top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thin dotted #95B3D7" fo:border-bottom="2pt solid #366092" fo:border-left="2pt solid #366092" fo:border-right="thin dotted #95B3D7" style:vertical-align="top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thin dotted #95B3D7" fo:border-bottom="2pt solid #366092" fo:border-left="thin dotted #95B3D7" fo:border-right="thin dotted #95B3D7" style:vertical-align="top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30">
      <style:table-cell-properties style:vertical-align="top" fo:wrap-option="wrap"/>
      <style:text-properties fo:font-size="9pt" style:font-size-asian="9pt" style:font-size-complex="9pt"/>
    </style:style>
    <style:style style:name="ce13" style:family="table-cell" style:parent-style-name="Default" style:data-style-name="N30">
      <style:table-cell-properties fo:border-top="2pt solid #366092" fo:border-bottom="none" fo:border-left="none" fo:border-right="none" style:vertical-align="top" fo:wrap-option="wrap"/>
      <style:text-properties fo:color="#FFFFFF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thin dotted #95B3D7" fo:border-left="thin dotted #95B3D7" fo:border-right="thin dotted #95B3D7" style:vertical-align="top" fo:wrap-option="wrap"/>
      <style:text-properties fo:font-size="9pt" style:font-size-asian="9pt" style:font-size-complex="9pt"/>
    </style:style>
    <style:style style:name="ce15" style:family="table-cell" style:parent-style-name="Default" style:data-style-name="N30">
      <style:table-cell-properties fo:border="thin dotted #95B3D7" style:vertical-align="top" fo:wrap-option="wrap"/>
      <style:text-properties fo:font-size="9pt" style:font-size-asian="9pt" style:font-size-complex="9pt"/>
    </style:style>
    <style:style style:name="ce16" style:family="table-cell" style:parent-style-name="Default" style:data-style-name="N30">
      <style:table-cell-properties fo:border="thin dotted #95B3D7" style:vertical-align="top" fo:wrap-option="wrap"/>
      <style:text-properties fo:font-size="9pt" style:font-size-asian="9pt" style:font-size-complex="9pt"/>
    </style:style>
    <style:style style:name="ce17" style:family="table-cell" style:parent-style-name="Default" style:data-style-name="N30">
      <style:table-cell-properties fo:border-top="thin dotted #95B3D7" fo:border-bottom="2pt solid #366092" fo:border-left="thin dotted #95B3D7" fo:border-right="thin dotted #95B3D7" style:vertical-align="top" fo:wrap-option="wrap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-top="none" fo:border-bottom="thin dotted #95B3D7" fo:border-left="2pt solid #366092" fo:border-right="thin dotted #95B3D7" style:vertical-align="top" fo:wrap-option="wrap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ackground-color="transparent"/>
      <style:text-properties fo:color="#FFFFFF"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thin solid #E7EEB1" fo:border-left="thin solid #7A8A00" fo:border-right="thin solid #F7F9E7" style:vertical-align="top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fo:border-top="2pt solid #366092" fo:border-bottom="none" fo:border-left="2pt solid #366092" fo:border-right="none"/>
      <style:text-properties fo:color="#FFFFFF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14.44625cm" style:use-optimal-column-width="true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5.08cm" style:use-optimal-column-width="true"/>
    </style:style>
    <style:style style:name="co7" style:family="table-column">
      <style:table-column-properties fo:break-before="auto" style:column-width="24.7914583333333cm"/>
    </style:style>
    <style:style style:name="co8" style:family="table-column">
      <style:table-column-properties fo:break-before="auto" style:column-width="22.886458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96pt" style:use-optimal-row-height="tru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24pt" style:use-optimal-row-height="tru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108pt" style:use-optimal-row-height="true" fo:break-before="auto"/>
    </style:style>
    <style:style style:name="ro11" style:family="table-row">
      <style:table-row-properties style:row-height="47.25pt" style:use-optimal-row-height="false" fo:break-before="auto"/>
    </style:style>
    <style:style style:name="ro12" style:family="table-row">
      <style:table-row-properties style:row-height="132pt" style:use-optimal-row-height="true" fo:break-before="auto"/>
    </style:style>
    <style:style style:name="ro13" style:family="table-row">
      <style:table-row-properties style:row-height="12.6pt" style:use-optimal-row-height="true" fo:break-before="auto"/>
    </style:style>
    <style:style style:name="ro14" style:family="table-row">
      <style:table-row-properties style:row-height="18pt" style:use-optimal-row-height="true" fo:break-before="auto"/>
    </style:style>
    <style:style style:name="ro15" style:family="table-row">
      <style:table-row-properties style:row-height="30pt" style:use-optimal-row-height="tru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Oorsprong)" table:base-cell-address="Logboek.D2">
          <table:help-message table:display="true"/>
          <table:error-message table:display="true"/>
        </table:content-validation>
      </table:content-validations>
      <table:table table:name="Logboek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2"/>
        <table:table-column table:style-name="co4" table:default-cell-style-name="ce5"/>
        <table:table-column table:style-name="co5" table:number-columns-repeated="16380" table:default-cell-style-name="ce1"/>
        <table:table-row table:style-name="ro1">
          <table:table-cell table:style-name="ce2"/>
          <table:table-cell office:value-type="string" table:style-name="ce6">
            <text:p>Product</text:p>
          </table:table-cell>
          <table:table-cell office:value-type="string" table:style-name="ce13">
            <text:p>Wijziging</text:p>
          </table:table-cell>
          <table:table-cell office:value-type="string" table:style-name="ce7">
            <text:p>Oorsprong</text:p>
          </table:table-cell>
          <table:table-cell table:number-columns-repeated="16380" table:style-name="ce2"/>
        </table:table-row>
        <table:table-row table:style-name="ro2">
          <table:table-cell/>
          <table:table-cell office:value-type="string" table:style-name="ce3">
            <text:p>EA model</text:p>
          </table:table-cell>
          <table:table-cell office:value-type="string" table:style-name="ce14">
            <text:p>KUCR051.1 Regulier verloop</text:p>
            <text:p>BRG-05-01 en MRG-05-02 toegevoegd aan validatie regels</text:p>
            <text:p/>
            <text:p>KUCR051.5 AF5 Aanpassingen tijdens wachtperiode</text:p>
            <text:p>BRG-05-01 en MRG-05-02 toegevoegd aan validatie regels</text:p>
          </table:table-cell>
          <table:table-cell office:value-type="string" table:content-validation-name="val1" table:style-name="ce8">
            <text:p>BZM-262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3">
            <text:p>KTC051</text:p>
          </table:table-cell>
          <table:table-cell office:value-type="string" table:style-name="ce15">
            <text:p>KTC051.1.BF:</text:p>
            <text:p>- in stap 19: BRG-05-01 en MRG-05-02 toegevoegd</text:p>
            <text:p>- in stap 22: BRG-05-01 en MRG-05-02 toegevoegd</text:p>
            <text:p/>
            <text:p>KTC051.5.5:</text:p>
            <text:p>- in stap 19: BRG-05-01 en MRG-05-02 toegevoegd</text:p>
            <text:p>- in stap 22: BRG-05-01 en MRG-05-02 toegevoegd</text:p>
            <text:p>- in stap 27: BRG-05-01 en MRG-05-02 toegevoegd</text:p>
            <text:p/>
            <text:p>KTC051.6.4:</text:p>
            <text:p>- in stap 28: BRG-05-01 en MRG-05-02 toegevoegd</text:p>
            <text:p>- in stap 31: BRG-05-01 en MRG-05-02 toegevoegd</text:p>
            <text:p/>
            <text:p>KTC051.11.6:</text:p>
            <text:p>- in stap 21: BRG-05-01 en MRG-05-02 toegevoegd</text:p>
            <text:p>- in stap 24: BRG-05-01 en MRG-05-02 toegevoegd</text:p>
            <text:p/>
            <text:p>KTC051.11.7</text:p>
            <text:p>- in stap 22: BRG-05-01 en MRG-05-02 toegevoegd</text:p>
            <text:p>- in stap 25: BRG-05-01 en MRG-05-02 toegevoegd</text:p>
          </table:table-cell>
          <table:table-cell office:value-type="string" table:content-validation-name="val1" table:style-name="ce9">
            <text:p>BZM-262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">
            <text:p>KUC051</text:p>
          </table:table-cell>
          <table:table-cell office:value-type="string" table:style-name="ce16">
            <text:p>- BF stap 15: BRG-05-01 en MRG-05-02 toegevoegd</text:p>
            <text:p>- BF stap 18: BRG-05-01 en MRG-05-02 toegevoegd</text:p>
            <text:p>- AF 4.5 stap 3: BRG-05-01 en MRG-05-02 toegevoegd</text:p>
          </table:table-cell>
          <table:table-cell office:value-type="string" table:content-validation-name="val1" table:style-name="ce9">
            <text:p>BZM-262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KUCR041.1 : Aanroep van BRG-04-03 toegevoegd in note.</text:p>
          </table:table-cell>
          <table:table-cell office:value-type="string" table:content-validation-name="val1" table:style-name="ce9">
            <text:p>BZM-26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KUCR041.3 : Operatie "prevalideerHuwelijkPartnerschapToestemming" verplaatst van package "BRP-bijhouding" naar package "BZM 04 Huwelijk en partnerschap" en aanroep in KUCR041.3 gewijzigd van aanroep richting BRP naar aanroep richting BZM.</text:p>
          </table:table-cell>
          <table:table-cell office:value-type="string" table:content-validation-name="val1" table:style-name="ce9">
            <text:p>BZM-265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41</text:p>
          </table:table-cell>
          <table:table-cell office:value-type="string" table:style-name="ce15">
            <text:p>- BF stap 21: aanroep van BRG-04-03 toegevoegd</text:p>
          </table:table-cell>
          <table:table-cell office:value-type="string" table:content-validation-name="val1" table:style-name="ce9">
            <text:p>BZM-265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BRP-BZM Aanvullende Eisen</text:p>
          </table:table-cell>
          <table:table-cell office:value-type="string" table:style-name="ce15">
            <text:p>Sup202 punt c tekstuele aanpassing</text:p>
          </table:table-cell>
          <table:table-cell office:value-type="string" table:content-validation-name="val1" table:style-name="ce9">
            <text:p>BZM-266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3">
            <text:p>EA model</text:p>
          </table:table-cell>
          <table:table-cell office:value-type="string" table:style-name="ce16">
            <text:p>- Alle verwijzingen naar KUC052 "Registreren verhuizing naar Nederland" hernoemd naar "Registreren inschrijving op grond van aangifte verblijf en adres"</text:p>
            <text:p>- Verwijzingen naar term 'VerhuizingNaarNederland' vervangen door "InschrijvingVerblijfEnAdres"</text:p>
            <text:p>- BR-01-19 verwijderd (is niet (meer) geldig), deze rule gaf aan dat adres van nieuwgeborene afgeleid zou worden van adres van de vader.</text:p>
            <text:p>- KUCR001.3 AF1 gewijzigd overeenkomstig KUC001 AF4.1</text:p>
            <text:p>- KUCR001.2 gewijzigd overeenkomstig KUC001 AF4.3</text:p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3">
            <text:p>KTC001</text:p>
          </table:table-cell>
          <table:table-cell office:value-type="string" table:style-name="ce16">
            <text:p>- KTC001.2.1-2 bijgewerkt n.a.v. aanpassingen in AF4.1 in KUC001: Geen registratie in BRP bij vondeling.</text:p>
            <text:p>- KTC001.3.3 bijgewerkt n.a.v. van aanpassingen in AF 4.3 in KUC001: Geen afleiding vader mogelijk en geen inschrijving in BRP.</text:p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TC008</text:p>
          </table:table-cell>
          <table:table-cell office:value-type="string" table:style-name="ce15">
            <text:p>Correctie in stap 15 van KTC, BRG-01-06 toegevoegd</text:p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3">
            <text:p>KTC052</text:p>
          </table:table-cell>
          <table:table-cell office:value-type="string" table:style-name="ce16">
            <text:p>- KTC hernoemd n.a.v. naamswijziging KUC052</text:p>
            <text:p>- Begrip "verhuizing naar Nederland" vervangen door "inschrijving verblijf en adres"</text:p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">
            <text:p>KUC001</text:p>
          </table:table-cell>
          <table:table-cell office:value-type="string" table:style-name="ce16">
            <text:p>-BRG-01-06 toegevoegd aan special requirement 7.1</text:p>
            <text:p>- AF 4.1 aangepast n.a.v. inschrijving op basis van verblijf en adres (via KUC052)</text:p>
            <text:p>- AF 4.3 aangepast n.a.v. inschrijving op basis van verblijf en adres (via KUC052)</text:p>
            <text:p>- Aanroep van BR-01-02 verwijderd uit AF 4.1, deze rule bestaat niet (meer)</text:p>
            <text:p>- Correctie op Special Requirement 7.1: MR-01-01 --&gt; MRG-01-01</text:p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08</text:p>
          </table:table-cell>
          <table:table-cell office:value-type="string" table:style-name="ce15">
            <text:p>Correctie in stap 11 van RV, BRG-01-06 toegevoegd</text:p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3">
            <text:p>KUC052</text:p>
          </table:table-cell>
          <table:table-cell office:value-type="string" table:style-name="ce16">
            <text:p>- UC hernoemd naar "Registreren inschrijving op grond van aangifte verblijf en adres"</text:p>
            <text:p>- Term "Verhuizing naar Nederland" in alle flows vervangen door "Inschrijving verblijf en adres"</text:p>
            <text:p/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3">
            <text:p>Termenlijst</text:p>
          </table:table-cell>
          <table:table-cell office:value-type="string" table:style-name="ce16">
            <text:p>- Nieuw begrip "Inschrijving verblijf en adres" toegevoegd en begrip "Verhuizing naar Nederland" vervallen verklaard.</text:p>
            <text:p>- Begrip "immigrant" aangevuld met de tekst<text:s/><text:span text:style-name="T1">"Dit kan ook een vondeling of een kind van een onbekende moeder zijn."</text:span></text:p>
          </table:table-cell>
          <table:table-cell office:value-type="string" table:content-validation-name="val1" table:style-name="ce9">
            <text:p>BZM-267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BRP-BZM Aanvullende Eisen</text:p>
          </table:table-cell>
          <table:table-cell office:value-type="string" table:style-name="ce15">
            <text:p>Geschrapt alinea mbt zoeken binnen gemeente bij sup202 - zoekalgoritme</text:p>
          </table:table-cell>
          <table:table-cell office:value-type="string" table:content-validation-name="val1" table:style-name="ce9">
            <text:p>BZM-27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3">
            <text:p>BRP-BZM - Backlog Keten</text:p>
          </table:table-cell>
          <table:table-cell office:value-type="string" table:style-name="ce15">
            <text:p>KUC001 AF10 verwijderd uit Slice 14 en daarna flows 11 tm 17 hernummerd naar 10 tm 16.</text:p>
          </table:table-cell>
          <table:table-cell office:value-type="string" table:content-validation-name="val1" table:style-name="ce9">
            <text:p>BZM-271</text:p>
          </table:table-cell>
          <table:table-cell table:number-columns-repeated="16380"/>
        </table:table-row>
        <table:table-row table:style-name="ro9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"- AF10 verwijderd uit KUCR001.14</text:p>
            <text:p>- AF 12 hernummerd naar AF 11 in KUCR001.14</text:p>
            <text:p>- AF 11 hernummerd naar AF 10 in KUCR001.8</text:p>
            <text:p>- KUCR001.8 &amp; KUCR001.14 hernoemd conform nieuwe AF nummering."</text:p>
          </table:table-cell>
          <table:table-cell office:value-type="string" table:content-validation-name="val1" table:style-name="ce9">
            <text:p>BZM-271</text:p>
          </table:table-cell>
          <table:table-cell table:number-columns-repeated="16380"/>
        </table:table-row>
        <table:table-row table:style-name="ro9">
          <table:table-cell/>
          <table:table-cell office:value-type="string" table:style-name="ce3">
            <text:p>KTC001</text:p>
          </table:table-cell>
          <table:table-cell office:value-type="string" table:style-name="ce15">
            <text:p>KTC001.14.10 verwijderd, KTC 11 tm 14 hernummerd naar 10 tm 13</text:p>
          </table:table-cell>
          <table:table-cell office:value-type="string" table:content-validation-name="val1" table:style-name="ce9">
            <text:p>BZM-271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01</text:p>
          </table:table-cell>
          <table:table-cell office:value-type="string" table:style-name="ce15">
            <text:p>AF 4.10 verwijderd, AF 4.11 tm 4.14 hernummerd naar 4.10 tm 4.13</text:p>
          </table:table-cell>
          <table:table-cell office:value-type="string" table:content-validation-name="val1" table:style-name="ce9">
            <text:p>BZM-271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KUCR051.1 Regulier verloop en<text:s/></text:p>
            <text:p>KUCR051.5 AF5 Aanpassingen tijdens wachtperiode<text:s/></text:p>
            <text:p>- loops per meeverhuizend persoon gemaakt in stappen 1.29, 1.33, 1.37 en 1.38.</text:p>
            <text:p>- loop per meeverhuizend persoon gemaakt in stap 1.2.</text:p>
            <text:p/>
            <text:p>bijbehorende services aangepast naar relatie:<text:s/></text:p>
            <text:p>- prevalideerVerhuizingBinnenNederland</text:p>
            <text:p>- registreerVerhuizingBinnenNL</text:p>
            <text:p>- meldVerhuizingBinnenNL</text:p>
          </table:table-cell>
          <table:table-cell office:value-type="string" table:content-validation-name="val1" table:style-name="ce9">
            <text:p>BZM-272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- BOM KUCR041.3: Naamgeving aangepast conform flownaam in KUC</text:p>
            <text:p>- KUCR41.3: Label aangevuld met 2de trigger voor deze flow</text:p>
            <text:p>- KUCR41.12: Verwijzing <text:s/>AF4.11 / KUCR041.3 aangepast</text:p>
          </table:table-cell>
          <table:table-cell office:value-type="string" table:content-validation-name="val1" table:style-name="ce9">
            <text:p>BZM-276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TC041</text:p>
          </table:table-cell>
          <table:table-cell office:value-type="string" table:style-name="ce16">
            <text:p>- BF en KTC041.3.11 aangepast mbt trigger en tonen gezaghouder</text:p>
          </table:table-cell>
          <table:table-cell office:value-type="string" table:content-validation-name="val1" table:style-name="ce9">
            <text:p>BZM-276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3">
            <text:p>KUC041</text:p>
          </table:table-cell>
          <table:table-cell office:value-type="string" table:style-name="ce16">
            <text:p>- BF stap 4: gezaghouder toegevoegd</text:p>
            <text:p>- AF 4.11 aangepast zodat ook gezag / curatele aanleiding kunnen zijn</text:p>
          </table:table-cell>
          <table:table-cell office:value-type="string" table:content-validation-name="val1" table:style-name="ce9">
            <text:p>BZM-276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KUCR041.11 : BRG-04-02 toegevoegd aan diagram</text:p>
          </table:table-cell>
          <table:table-cell office:value-type="string" table:content-validation-name="val1" table:style-name="ce9">
            <text:p>BZM-277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41</text:p>
          </table:table-cell>
          <table:table-cell office:value-type="string" table:style-name="ce15">
            <text:p>- AF 4.7: BRG-04-02 toegevoegd aan validaties</text:p>
          </table:table-cell>
          <table:table-cell office:value-type="string" table:content-validation-name="val1" table:style-name="ce9">
            <text:p>BZM-277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In KUCR002.3 het ophalen en tonen van moeder toegevoegd</text:p>
          </table:table-cell>
          <table:table-cell office:value-type="string" table:content-validation-name="val1" table:style-name="ce9">
            <text:p>BZM-283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02</text:p>
          </table:table-cell>
          <table:table-cell office:value-type="string" table:style-name="ce15">
            <text:p>In AF2 stap 3 "Systeem toont … moeder en relaties… " toegevoegd.</text:p>
          </table:table-cell>
          <table:table-cell office:value-type="string" table:content-validation-name="val1" table:style-name="ce9">
            <text:p>BZM-283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BRP-BZM - Backlog Keten</text:p>
          </table:table-cell>
          <table:table-cell office:value-type="string" table:style-name="ce15">
            <text:p>Slices KUC006 aangevuld</text:p>
          </table:table-cell>
          <table:table-cell office:value-type="string" table:content-validation-name="val1" table:style-name="ce9">
            <text:p>BZM-289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TC006</text:p>
          </table:table-cell>
          <table:table-cell office:value-type="string" table:style-name="ce15">
            <text:p>AF 4.4. toegevoegd betreft 'Later beëindigen relatie met oorspronkelijke ouders'</text:p>
          </table:table-cell>
          <table:table-cell office:value-type="string" table:content-validation-name="val1" table:style-name="ce9">
            <text:p>BZM-289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06</text:p>
          </table:table-cell>
          <table:table-cell office:value-type="string" table:style-name="ce15">
            <text:p>AF 4.4. toegevoegd betreft 'Later beëindigen relatie met oorspronkelijke ouders'</text:p>
          </table:table-cell>
          <table:table-cell office:value-type="string" table:content-validation-name="val1" table:style-name="ce9">
            <text:p>BZM-289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In BOM: KUC010.1 Betwisting van staat</text:p>
            <text:p>- Association Kind &gt; Ouder verwijderd</text:p>
            <text:p>- Note "Nieuwe familierechtelijke betrekking.." verwijderd</text:p>
          </table:table-cell>
          <table:table-cell office:value-type="string" table:content-validation-name="val1" table:style-name="ce9">
            <text:p>BZM-290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3">
            <text:p>KTC010</text:p>
          </table:table-cell>
          <table:table-cell office:value-type="string" table:style-name="ce16">
            <text:p>- stap 23 verwijderd "Systeem valideert of in gerechtelijke uitspraak ook nieuwe ouder(s) zijn opgenomen..."</text:p>
            <text:p>- vervolgnummering aangepast (24 ontbrak ook al), laatste stap is nu 32</text:p>
            <text:p>- in tabel bij uitgevoerde keuzes 'a'-tje weggehaald bij stap 33</text:p>
          </table:table-cell>
          <table:table-cell office:value-type="string" table:content-validation-name="val1" table:style-name="ce9">
            <text:p>BZM-29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3">
            <text:p>KUC010</text:p>
          </table:table-cell>
          <table:table-cell office:value-type="string" table:style-name="ce15">
            <text:p>Stap 14 verwijderd "Als in gerechtelijke uitspraak ook nieuwe ouder(s) zijn opgenomen dan..." uit regulier verloop.</text:p>
          </table:table-cell>
          <table:table-cell office:value-type="string" table:content-validation-name="val1" table:style-name="ce9">
            <text:p>BZM-290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BRP-BZM - Backlog Keten</text:p>
          </table:table-cell>
          <table:table-cell office:value-type="string" table:style-name="ce15">
            <text:p>AF2 verwijderd uit KUC053 (module ID-4). Andere AF's doorgenummerd</text:p>
          </table:table-cell>
          <table:table-cell office:value-type="string" table:content-validation-name="val1" table:style-name="ce9">
            <text:p>BZM-291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Naamgeving KUCR053.11 AF3 Achterblijvers op adres naamgeving aangepast (was AF4).</text:p>
          </table:table-cell>
          <table:table-cell office:value-type="string" table:content-validation-name="val1" table:style-name="ce9">
            <text:p>BZM-291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3">
            <text:p>KTC053</text:p>
          </table:table-cell>
          <table:table-cell office:value-type="string" table:style-name="ce15">
            <text:p>AF2 verwijderd, uit tabblad Module afweging (module-ID 4). Andere AF's doorgenummerd</text:p>
          </table:table-cell>
          <table:table-cell office:value-type="string" table:content-validation-name="val1" table:style-name="ce9">
            <text:p>BZM-291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53</text:p>
          </table:table-cell>
          <table:table-cell office:value-type="string" table:style-name="ce15">
            <text:p>AF2 verwijderd (Verhuisgegevens niet valide)</text:p>
          </table:table-cell>
          <table:table-cell office:value-type="string" table:content-validation-name="val1" table:style-name="ce9">
            <text:p>BZM-291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BRP-BZM - Backlog Keten</text:p>
          </table:table-cell>
          <table:table-cell office:value-type="string" table:style-name="ce15">
            <text:p>AF 12 geschrapt behorende bij KUC001</text:p>
          </table:table-cell>
          <table:table-cell office:value-type="string" table:content-validation-name="val1" table:style-name="ce9">
            <text:p>BZM-294, BZM-296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Uit SUP205 (BZM Aanvullende eisen) de volgende BR's toegevoegd: BR-01-02, BR-01-04, BR-01-15 en traces gelegd naar BRG-01-05 Vaderschapsregels.</text:p>
            <text:p/>
            <text:p>Volgende BR's toegevoegd: BR-01-16, BR-01-19 en traces gelegd naar BRG-01-01 Erkenningsregels</text:p>
            <text:p/>
            <text:p>In KUCR002.1 <text:s/>registreer erkenning(ov en naamskeuze)relatie toegevoegd</text:p>
            <text:p>BR's aangepast: BR-01-04 (erkenning OV gaat boven huwelijk), BR-01-16, BR-02-07</text:p>
          </table:table-cell>
          <table:table-cell office:value-type="string" table:content-validation-name="val1" table:style-name="ce9">
            <text:p>BZM-294, BZM-296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3">
            <text:p>KTC001</text:p>
          </table:table-cell>
          <table:table-cell office:value-type="string" table:style-name="ce15">
            <text:p>AF 12 geschrapt op tab Module-afweging</text:p>
            <text:p>Op tab KTC001.8.6 constructie bij stap 23-26 aangepast en hernummerd</text:p>
          </table:table-cell>
          <table:table-cell office:value-type="string" table:content-validation-name="val1" table:style-name="ce9">
            <text:p>BZM-294, BZM-296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3">
            <text:p>KUC001</text:p>
          </table:table-cell>
          <table:table-cell office:value-type="string" table:style-name="ce15">
            <text:p>Ten aanzien van het vastleggen van (wel/geen) 'naamskeuze' stappen 9 en 10 toegevoegd aan AF 4.6.</text:p>
            <text:p/>
            <text:p>AF 4.12 m.b.t. registreren erkenningsakte OV in andere gemeente geschrapt</text:p>
          </table:table-cell>
          <table:table-cell office:value-type="string" table:content-validation-name="val1" table:style-name="ce9">
            <text:p>BZM-294, BZM-296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3">
            <text:p>KUC002</text:p>
          </table:table-cell>
          <table:table-cell office:value-type="string" table:style-name="ce15">
            <text:p>Stap 13 toegevoegd aan RV. Betreft vastlegging relaties erkenning OV en naamskeuze.</text:p>
            <text:p/>
            <text:p>Label gecorrigeerd in stap 2 van AF 4.1.</text:p>
          </table:table-cell>
          <table:table-cell office:value-type="string" table:content-validation-name="val1" table:style-name="ce9">
            <text:p>BZM-294, BZM-296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23</text:p>
          </table:table-cell>
          <table:table-cell office:value-type="string" table:style-name="ce15">
            <text:p>In RV stappen 13 toegevoegd. Betreft de vastlegging naamskeuze relatie.</text:p>
          </table:table-cell>
          <table:table-cell office:value-type="string" table:content-validation-name="val1" table:style-name="ce9">
            <text:p>BZM-294, BZM-296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tracering tussen features, aanvullende eisen en use cases verbijzonderd</text:p>
          </table:table-cell>
          <table:table-cell office:value-type="string" table:content-validation-name="val1" table:style-name="ce9">
            <text:p>BZM-298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traceability matrix</text:p>
          </table:table-cell>
          <table:table-cell office:value-type="string" table:style-name="ce15">
            <text:p>opnieuw gegenereerd om alle gewijzigde tracering correct te tonen</text:p>
          </table:table-cell>
          <table:table-cell office:value-type="string" table:content-validation-name="val1" table:style-name="ce9">
            <text:p>BZM-29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">
            <text:p>BRP - BZM Leeswijzer</text:p>
          </table:table-cell>
          <table:table-cell office:value-type="string" table:style-name="ce15">
            <text:p>Document na aanpassing naar MinBZK template toegevoegd.<text:s/></text:p>
            <text:p>Document is overgenomen vanuit KING Verwerving BZM Project.<text:s/></text:p>
            <text:p/>
          </table:table-cell>
          <table:table-cell office:value-type="string" table:content-validation-name="val1" table:style-name="ce9">
            <text:p>BZM-299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Aparte uc (alszijnde placeholder voor extern document) 'Toelichting koppelvlakken' benoemd met beschrijving tbv aan te leggen traces.</text:p>
            <text:p>Binnen 'Features' diagram aangemaakt <text:s/>en alle FNC's getraced (realization) naar de gecreerde use case 'Toelichting koppelvlakken'.</text:p>
          </table:table-cell>
          <table:table-cell office:value-type="string" table:content-validation-name="val1" table:style-name="ce9">
            <text:p>BZM-299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">
            <text:p>Toelichting koppelvakken</text:p>
          </table:table-cell>
          <table:table-cell office:value-type="string" table:style-name="ce15">
            <text:p>Document na aanpassing naar MinBZK template toegevoegd.<text:s/></text:p>
            <text:p>Document is overgenomen vanuit KING Verwerving BZM Project.<text:s/></text:p>
            <text:p/>
          </table:table-cell>
          <table:table-cell office:value-type="string" table:content-validation-name="val1" table:style-name="ce9">
            <text:p>BZM-299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8">
            <text:p>BZM Procesbeschrijving - Burgerzaken modules - Generiek</text:p>
          </table:table-cell>
          <table:table-cell office:value-type="string" table:style-name="ce15">
            <text:p>Bij FNC.18.1 "Kennisgeving belastingdienst" &lt;vervallen&gt; toegevoegd.</text:p>
          </table:table-cell>
          <table:table-cell office:value-type="string" table:content-validation-name="val1" table:style-name="ce9">
            <text:p>BZM-300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Trace tussen FNC.18.1 "Kennisgeving belastingdienst" en MUC228 "Onderhouden van contactgegevens van derden" verwijderd en FNC.18.1 op &lt;vervallen&gt; gezet, omdat feature is komen te vervallen.</text:p>
            <text:p/>
            <text:p>Traces aangelegd tussen:</text:p>
            <text:p>- FNC.10.5.1 "Keuze: Ontvangst terugmelding via Digilevering"</text:p>
            <text:p>- FNC.10.5.2 "Keuze: Ontvangst binnengemeentelijke terugmeldingen..."</text:p>
            <text:p>- FNC.10.5.4 "Zaak Ontvangst binnengemeentelijke terugmeldingen"</text:p>
            <text:p>en</text:p>
            <text:p>- KUC203 "Melden gerede twijfel"</text:p>
            <text:p>- KUC111 "Behandelen onderzoek"</text:p>
          </table:table-cell>
          <table:table-cell office:value-type="string" table:content-validation-name="val1" table:style-name="ce9">
            <text:p>BZM-3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8">
            <text:p>Inleiding specificaties burgerzaken modules </text:p>
          </table:table-cell>
          <table:table-cell office:value-type="string" table:style-name="ce15">
            <text:p>6.2.4 Inschrijving nieuwgeborene waarbij moeder niet in de BRP is ingeschreven verwijderd<text:s/></text:p>
            <text:p/>
          </table:table-cell>
          <table:table-cell office:value-type="string" table:content-validation-name="val1" table:style-name="ce9">
            <text:p>BZM-301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BZM model uitgebreid met kandidaat beheer use case</text:p>
          </table:table-cell>
          <table:table-cell office:value-type="string" table:content-validation-name="val1" table:style-name="ce9">
            <text:p>BZM-302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BRP-BZM - Backlog Keten</text:p>
          </table:table-cell>
          <table:table-cell office:value-type="string" table:style-name="ce15">
            <text:p>AF2 uit KUC072 (rest opnieuw genummerd) en AF4 uit KUC073 verwijderd</text:p>
          </table:table-cell>
          <table:table-cell office:value-type="string" table:content-validation-name="val1" table:style-name="ce9">
            <text:p>BZM-303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3">
            <text:p>EA model</text:p>
          </table:table-cell>
          <table:table-cell office:value-type="string" table:style-name="ce15">
            <text:p>BOM: KUC071.1 Uitgifte reisdocument</text:p>
            <text:p/>
            <text:p>'- Class reisdocument aangepast: attribuut "bijschrijving kind" verwijderd</text:p>
            <text:p>'- Reisdocument-&gt;Relaties verwijderd (0..* bijgeschreven kinderen)</text:p>
            <text:p/>
            <text:p>'-FNC 7.13 vervallen (Controle of bijschrijving mogelijk is)</text:p>
            <text:p>Trace met KUC071 en MUC207 verwijderd<text:s/></text:p>
            <text:p>'- MUC207: tekst over bijschrijving kinderen verwijderd</text:p>
          </table:table-cell>
          <table:table-cell office:value-type="string" table:content-validation-name="val1" table:style-name="ce9">
            <text:p>BZM-303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TC072</text:p>
          </table:table-cell>
          <table:table-cell office:value-type="string" table:style-name="ce15">
            <text:p>AF2 verwijderd andere AF opnieuw doorgenummerd</text:p>
          </table:table-cell>
          <table:table-cell office:value-type="string" table:content-validation-name="val1" table:style-name="ce9">
            <text:p>BZM-303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TC073</text:p>
          </table:table-cell>
          <table:table-cell office:value-type="string" table:style-name="ce15">
            <text:p>AF 4 verwijderd</text:p>
          </table:table-cell>
          <table:table-cell office:value-type="string" table:content-validation-name="val1" table:style-name="ce9">
            <text:p>BZM-303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72</text:p>
          </table:table-cell>
          <table:table-cell office:value-type="string" table:style-name="ce15">
            <text:p>AF2 verwijderd</text:p>
          </table:table-cell>
          <table:table-cell office:value-type="string" table:content-validation-name="val1" table:style-name="ce9">
            <text:p>BZM-303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KUC073</text:p>
          </table:table-cell>
          <table:table-cell office:value-type="string" table:style-name="ce15">
            <text:p>AF4 verwijderd</text:p>
          </table:table-cell>
          <table:table-cell office:value-type="string" table:content-validation-name="val1" table:style-name="ce9">
            <text:p>BZM-303</text:p>
          </table:table-cell>
          <table:table-cell table:number-columns-repeated="16380"/>
        </table:table-row>
        <table:table-row table:number-rows-repeated="71" table:style-name="ro5">
          <table:table-cell/>
          <table:table-cell table:style-name="ce3"/>
          <table:table-cell table:style-name="ce15"/>
          <table:table-cell table:content-validation-name="val1" table:style-name="ce9"/>
          <table:table-cell table:number-columns-repeated="16380"/>
        </table:table-row>
        <table:table-row table:style-name="ro13">
          <table:table-cell/>
          <table:table-cell table:style-name="ce10"/>
          <table:table-cell table:style-name="ce17"/>
          <table:table-cell table:content-validation-name="val1" table:style-name="ce11"/>
          <table:table-cell table:number-columns-repeated="16380"/>
        </table:table-row>
        <table:table-row table:number-rows-repeated="1048444" table:style-name="ro5">
          <table:table-cell table:number-columns-repeated="16384"/>
        </table:table-row>
      </table:table>
      <table:table table:name="Referenties" table:style-name="ta2">
        <table:table-column table:style-name="co6" table:default-cell-style-name="ce22"/>
        <table:table-column table:style-name="co7" table:default-cell-style-name="ce22"/>
        <table:table-column table:style-name="co8" table:number-columns-repeated="16382" table:default-cell-style-name="ce22"/>
        <table:table-row table:style-name="ro14">
          <table:table-cell office:value-type="string" table:style-name="ce23">
            <text:p>Oorsprong</text:p>
          </table:table-cell>
          <table:table-cell office:value-type="string" table:style-name="ce23">
            <text:p>Korte omschrijving</text:p>
          </table:table-cell>
          <table:table-cell table:number-columns-repeated="16382" table:style-name="ce19"/>
        </table:table-row>
        <table:table-row table:style-name="ro15">
          <table:table-cell office:value-type="string" table:style-name="ce20">
            <text:p>BZM-262</text:p>
          </table:table-cell>
          <table:table-cell office:value-type="string" table:style-name="ce21">
            <text:p>Binnen EA model zijn regels (BRG-05-01 &amp; MRG-05-02) gekoppeld aan "KUC051 Registreren verhuizing binnen NL" welke niet in de flow zijn opgenomen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65</text:p>
          </table:table-cell>
          <table:table-cell office:value-type="string" table:style-name="ce21">
            <text:p>UCR van KUC041 Registreren H/P voorbereiding mist prevalidatie. Extra aanroep naar BRG-04-03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66</text:p>
          </table:table-cell>
          <table:table-cell office:value-type="string" table:style-name="ce21">
            <text:p>Tekstuele aanpassing SUP202</text:p>
          </table:table-cell>
          <table:table-cell table:number-columns-repeated="16382"/>
        </table:table-row>
        <table:table-row table:style-name="ro15">
          <table:table-cell office:value-type="string" table:style-name="ce20">
            <text:p>BZM-267</text:p>
          </table:table-cell>
          <table:table-cell office:value-type="string" table:style-name="ce21">
            <text:p>Inschrijving vondeling en kind met onbekende moeder op basis van verblijf en adres in plaats van op basis van geboorte akte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70</text:p>
          </table:table-cell>
          <table:table-cell office:value-type="string" table:style-name="ce21">
            <text:p>Tekstuele aanpassing SUP202 - Zoeken binnen gemeente vervallen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71</text:p>
          </table:table-cell>
          <table:table-cell office:value-type="string" table:style-name="ce21">
            <text:p>"AF 4.10 registreren onbrekende geboorteakte" vervallen binnen KUC001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72</text:p>
          </table:table-cell>
          <table:table-cell office:value-type="string" table:style-name="ce21">
            <text:p>UCR aangepast ivm bericht per persoon ipv 1 bericht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76</text:p>
          </table:table-cell>
          <table:table-cell office:value-type="string" table:style-name="ce21">
            <text:p>KUC041 AF 4.11 : H/P toestemming ook voor personen die onder curatele staan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77</text:p>
          </table:table-cell>
          <table:table-cell office:value-type="string" table:style-name="ce21">
            <text:p>KUC041 AF 4.7. Registreren voorbereidingsgegevens als aangifte in andere gemeente is gedaan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83</text:p>
          </table:table-cell>
          <table:table-cell office:value-type="string" table:style-name="ce21">
            <text:p>Binnen KUC002 AV4.2 ea : ophalen en tonen moeder en relatie van moeder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89</text:p>
          </table:table-cell>
          <table:table-cell office:value-type="string" table:style-name="ce21">
            <text:p>Omzetten van zwakke naar reguliere adoptie als AV toegevoegd in KUC006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90</text:p>
          </table:table-cell>
          <table:table-cell office:value-type="string" table:style-name="ce21">
            <text:p>Betwisting van staat: kan geen ouder bijkomen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91</text:p>
          </table:table-cell>
          <table:table-cell office:value-type="string" table:style-name="ce21">
            <text:p>AV2 Validatie verwijderen binnen KUC053: verhuizing vanuit nederland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94, BZM-296</text:p>
          </table:table-cell>
          <table:table-cell office:value-type="string" table:style-name="ce21">
            <text:p>ABS Voorziening Erkenning voor geboorte &amp; Naamskeuze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298</text:p>
          </table:table-cell>
          <table:table-cell office:value-type="string" table:style-name="ce21">
            <text:p>Verfijning relatie tussen features en use cases (T en R)</text:p>
          </table:table-cell>
          <table:table-cell table:number-columns-repeated="16382"/>
        </table:table-row>
        <table:table-row table:style-name="ro15">
          <table:table-cell office:value-type="string" table:style-name="ce20">
            <text:p>BZM-299</text:p>
          </table:table-cell>
          <table:table-cell office:value-type="string" table:style-name="ce21">
            <text:p>Leeswijzer en toelichting koppelvlakken document vanuit KING Verwerving BZM project overnemen in Modernodam set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300</text:p>
          </table:table-cell>
          <table:table-cell office:value-type="string" table:style-name="ce21">
            <text:p>Wijzigingen binnen Features overnemen vanuit KING Verwerving BZM project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301</text:p>
          </table:table-cell>
          <table:table-cell office:value-type="string" table:style-name="ce21">
            <text:p>Inleiding specificaties burgerzakenmodules aanpassen aan laatste inzichten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302</text:p>
          </table:table-cell>
          <table:table-cell office:value-type="string" table:style-name="ce21">
            <text:p>Beheer use cases vanuit KING project Verwerving burgerzakenmodules overnemen in Modernodam set</text:p>
          </table:table-cell>
          <table:table-cell table:number-columns-repeated="16382"/>
        </table:table-row>
        <table:table-row table:style-name="ro16">
          <table:table-cell office:value-type="string" table:style-name="ce20">
            <text:p>BZM-303</text:p>
          </table:table-cell>
          <table:table-cell office:value-type="string" table:style-name="ce22">
            <text:p>Bijschrijving van kinderen in paspoort van de ouders is niet meer mogelijk</text:p>
          </table:table-cell>
          <table:table-cell table:number-columns-repeated="16382"/>
        </table:table-row>
        <table:table-row table:style-name="ro16">
          <table:table-cell table:style-name="ce20"/>
          <table:table-cell table:number-columns-repeated="16383" table:style-name="ce22"/>
        </table:table-row>
        <table:table-row table:number-rows-repeated="1048554" table:style-name="ro16">
          <table:table-cell table:number-columns-repeated="16384"/>
        </table:table-row>
      </table:table>
      <table:named-expressions>
        <table:named-range table:name="Oorsprong" table:cell-range-address="Referenties.$A$2:Referenties.$A$21" table:base-cell-address="Referenties.$A$1"/>
      </table:named-expressions>
      <table:database-ranges>
        <table:database-range table:target-range-address="Logboek.B1:Logboek.D132" table:display-filter-buttons="true">
          <table:sort>
            <table:sort-by table:field-number="2"/>
          </table:sort>
        </table:database-range>
        <table:database-range table:target-range-address="Referenties.A1:Referenties.B2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2" style:display-name="Standaard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/>
    <meta:initial-creator/>
    <dc:creator/>
    <meta:creation-date>2006-09-16T00:00:00</meta:creation-date>
    <dc:date>2015-06-07T12:58:54</dc:date>
    <dc:title/>
    <dc:subject/>
    <dc:description/>
    <meta:printed-by/>
    <meta:editing-cycles>0</meta:editing-cycles>
    <meta:editing-duration>P0DT0H0M0S</meta:editing-duration>
    <meta:keyword/>
  </office:meta>
</office:document-meta>
</file>